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06a87" officeooo:paragraph-rsid="00106a87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b71c1c" loext:opacity="100%" fo:font-size="14pt" style:text-underline-style="solid" style:text-underline-width="auto" style:text-underline-color="font-color" fo:font-weight="bold" officeooo:rsid="001257a2" officeooo:paragraph-rsid="001257a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left" style:justify-single-word="false"/>
      <style:text-properties fo:color="#b71c1c" loext:opacity="100%" fo:font-size="14pt" style:text-underline-style="solid" style:text-underline-width="auto" style:text-underline-color="font-color" fo:font-weight="bold" officeooo:rsid="00106a87" officeooo:paragraph-rsid="001257a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left" style:justify-single-word="false"/>
      <style:text-properties fo:font-size="14pt" fo:font-weight="bold" officeooo:rsid="00106a87" officeooo:paragraph-rsid="001399b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left" style:justify-single-word="false"/>
      <style:text-properties officeooo:paragraph-rsid="001399b6"/>
    </style:style>
    <style:style style:name="P6" style:family="paragraph" style:parent-style-name="Standard">
      <style:paragraph-properties fo:text-align="left" style:justify-single-word="false"/>
      <style:text-properties fo:font-size="14pt" fo:font-weight="bold" officeooo:rsid="00106a87" officeooo:paragraph-rsid="00106a8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left" style:justify-single-word="false"/>
      <style:text-properties fo:font-size="14pt" fo:font-weight="bold" officeooo:rsid="00106a87" officeooo:paragraph-rsid="0013a6ee" style:font-size-asian="12.25pt" style:font-weight-asian="bold" style:font-size-complex="14pt" style:font-weight-complex="bold"/>
    </style:style>
    <style:style style:name="T1" style:family="text">
      <style:text-properties officeooo:rsid="001399b6"/>
    </style:style>
    <style:style style:name="T2" style:family="text">
      <style:text-properties fo:font-size="14pt" fo:font-weight="bold" officeooo:rsid="00106a87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399b6" style:font-size-asian="12.25pt" style:font-weight-asian="bold" style:font-size-complex="14pt" style:font-weight-complex="bold"/>
    </style:style>
    <style:style style:name="T4" style:family="text">
      <style:text-properties fo:color="#b71c1c" loext:opacity="100%" style:text-underline-style="solid" style:text-underline-width="auto" style:text-underline-color="font-color"/>
    </style:style>
    <style:style style:name="T5" style:family="text">
      <style:text-properties officeooo:rsid="001552f6"/>
    </style:style>
    <style:style style:name="T6" style:family="text">
      <style:text-properties officeooo:rsid="001257a2"/>
    </style:style>
    <style:style style:name="T7" style:family="text">
      <style:text-properties fo:color="#b71c1c" loext:opacity="100%" officeooo:rsid="001257a2"/>
    </style:style>
    <style:style style:name="T8" style:family="text">
      <style:text-properties fo:color="#b71c1c" loext:opacity="100%"/>
    </style:style>
    <style:style style:name="T9" style:family="text">
      <style:text-properties officeooo:rsid="0016baee"/>
    </style:style>
    <style:style style:name="T10" style:family="text">
      <style:text-properties officeooo:rsid="001853b2"/>
    </style:style>
    <style:style style:name="T11" style:family="text">
      <style:text-properties fo:color="#b71c1c" loext:opacity="100%" style:text-underline-style="solid" style:text-underline-width="auto" style:text-underline-color="font-color" officeooo:rsid="001257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rudník</text:p>
      <text:p text:style-name="P1"/>
      <text:p text:style-name="P1"/>
      <text:p text:style-name="P2">1. Úvodní tření </text:p>
      <text:p text:style-name="P3"/>
      <text:p text:style-name="P4">plochami dlaní ( od hlavy, poté přejdu na bok <text:span text:style-name="T1">)</text:span> <text:s/></text:p>
      <text:p text:style-name="P4"/>
      <text:p text:style-name="P5"><text:span text:style-name="T2"><text:s text:c="32"/></text:span><text:span text:style-name="T3">Pracujeme</text:span><text:span text:style-name="T2"> na opačne straně )</text:span></text:p>
      <text:p text:style-name="P6"/>
      <text:p text:style-name="P6"/>
      <text:p text:style-name="P6"><text:span text:style-name="T4">2. Vlnovité hnětení </text:span>okraje prsního svalu ( směr od <text:s/><text:span text:style-name="T5">podpaží k </text:span>prsní bradavky <text:s text:c="2"/>)</text:p>
      <text:p text:style-name="P6"/>
      <text:p text:style-name="P6"/>
      <text:p text:style-name="P6"/>
      <text:p text:style-name="P6"><text:span text:style-name="T4">3. Roztírání <text:s/></text:span>patkou <text:span text:style-name="T1">dlaně </text:span>dokola <text:span text:style-name="T1">( začíname od hrud.kosti -směrem nahoru)</text:span></text:p>
      <text:p text:style-name="P6"/>
      <text:p text:style-name="P6"><text:s text:c="20"/>4 prsty dokola <text:span text:style-name="T6">a </text:span>8 prsty </text:p>
      <text:p text:style-name="P6"/>
      <text:p text:style-name="P6"/>
      <text:p text:style-name="P6"/>
      <text:p text:style-name="P6"><text:span text:style-name="T7">4</text:span><text:span text:style-name="T8">. Vytírání žeber </text:span>( od hrudní kosti k podložce )</text:p>
      <text:p text:style-name="P6"/>
      <text:p text:style-name="P6"/>
      <text:p text:style-name="P4"><text:span text:style-name="T7">5</text:span><text:span text:style-name="T8">. Tepání </text:span>– <text:span text:style-name="T1">smetání – </text:span><text:span text:style-name="T9">pejsek </text:span></text:p>
      <text:p text:style-name="P4"><text:s text:c="20"/><text:span text:style-name="T10">sekáni - </text:span>vejířovité – okraj prsního svalu</text:p>
      <text:p text:style-name="P6"/>
      <text:p text:style-name="P6"/>
      <text:p text:style-name="P6"/>
      <text:p text:style-name="P7"><text:span text:style-name="T7">6</text:span><text:span text:style-name="T8">. Chvění vidlicí</text:span> <text:s/>- <text:s/>okraj prsního svalu</text:p>
      <text:p text:style-name="P6"/>
      <text:p text:style-name="P6"/>
      <text:p text:style-name="P6"/>
      <text:p text:style-name="P6"><text:span text:style-name="T11">7</text:span><text:span text:style-name="T4">. Závěrečné tření</text:span> plochami ( od hlavy 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4T08:07:27.640246229</meta:creation-date>
    <dc:date>2026-04-12T16:36:26.919391700</dc:date>
    <meta:editing-duration>PT25M27S</meta:editing-duration>
    <meta:editing-cycles>8</meta:editing-cycles>
    <meta:generator>LibreOffice/26.2.0.3$Windows_X86_64 LibreOffice_project/620$Build-3</meta:generator>
    <meta:print-date>2024-10-20T06:44:37.401998900</meta:print-date>
    <meta:document-statistic meta:table-count="0" meta:image-count="0" meta:object-count="0" meta:page-count="1" meta:paragraph-count="12" meta:word-count="85" meta:character-count="551" meta:non-whitespace-character-count="391"/>
  </office:meta>
</office:document-meta>
</file>